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padding="0cm" fo:border="none"/>
      <style:text-properties fo:color="#000000" loext:opacity="100%" style:font-name="Times New Roman" fo:font-size="12pt" fo:letter-spacing="normal" officeooo:rsid="0002fe4f" officeooo:paragraph-rsid="0002fe4f" style:font-size-asian="12pt" style:font-size-complex="12p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officeooo:rsid="0002fe4f" officeooo:paragraph-rsid="0002fe4f" style:font-size-asian="12pt" style:font-size-complex="12p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officeooo:rsid="0002fe4f" officeooo:paragraph-rsid="0003446e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padding="0cm" fo:border="none"/>
      <style:text-properties fo:color="#000000" loext:opacity="100%" style:font-name="Times New Roman" fo:font-size="12pt" fo:letter-spacing="normal" officeooo:rsid="0002fe4f" officeooo:paragraph-rsid="0003446e" style:font-size-asian="12pt" style:font-size-complex="12pt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justify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officeooo:rsid="0002fe4f" officeooo:paragraph-rsid="0003446e" style:font-size-asian="12pt" style:font-size-complex="12p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style:font-size-asian="12pt" style:font-size-complex="12pt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style:font-size-asian="12pt" style:font-size-complex="12pt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style:text-underline-style="solid" style:text-underline-width="auto" style:text-underline-color="font-color" officeooo:rsid="0002fe4f" officeooo:paragraph-rsid="0002fe4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padding="0cm" fo:border="none"/>
      <style:text-properties fo:color="#000000" loext:opacity="100%" style:font-name="Times New Roman" fo:font-size="12pt" fo:letter-spacing="normal" style:text-underline-style="solid" style:text-underline-width="auto" style:text-underline-color="font-color" officeooo:rsid="0002fe4f" officeooo:paragraph-rsid="0002fe4f" style:font-size-asian="12pt" style:font-size-complex="12pt"/>
    </style:style>
    <style:style style:name="P10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40%" fo:text-align="justify" style:justify-single-word="false" fo:text-indent="0cm" style:auto-text-indent="false" fo:background-color="transparent" fo:padding="0cm" fo:border="none"/>
      <style:text-properties fo:color="#000000" loext:opacity="100%" style:font-name="Times New Roman" fo:font-size="12pt" fo:letter-spacing="normal" style:text-underline-style="solid" style:text-underline-width="auto" style:text-underline-color="font-color" fo:font-weight="normal" officeooo:rsid="0002fe4f" officeooo:paragraph-rsid="0003446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padding="0cm" fo:border="none"/>
      <style:text-properties fo:color="#000000" loext:opacity="100%" style:font-name="Times New Roman" fo:font-size="12pt" fo:letter-spacing="normal" fo:font-weight="bold" officeooo:rsid="0002fe4f" officeooo:paragraph-rsid="0002fe4f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446e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cedura przeglądu:</text:p>
      <text:p text:style-name="P4"><text:span text:style-name="T1">1) Oględziny.</text:span></text:p>
      <text:p text:style-name="P4"><text:s text:c="16"/>Inspekcja instalacji, zabezpieczeń, aparatów wraz z urządzeniami zasilanymi energią elektryczną.</text:p>
      <text:p text:style-name="P9">2) Badanie.</text:p>
      <text:p text:style-name="P1"><text:s text:c="18"/>Pomiary parametrów instalacji <text:span text:style-name="T2">elektrycznej i odgromowej</text:span></text:p>
      <text:list xml:id="list2527291096" text:style-name="L1">
        <text:list-header>
          <text:p text:style-name="P3"><text:span text:style-name="T1">3) Formalności.</text:span></text:p>
          <text:p text:style-name="P3"><text:span text:style-name="T3"><text:s text:c="17"/></text:span>Z wykonanego przeglądu i pomiarów sporządzany zostaje protokół zawierający szczegółów opis <text:span text:style-name="T2">wykonanych czynności </text:span>i uzyskane wyniki,<text:span text:style-name="T2">a <text:s/>także</text:span> opinie, wnioski i <text:span text:style-name="T2">zalecenia</text:span> do realizacji, celem poprawy bezpieczeństwa. <text:span text:style-name="T2">Do protokołu załączane są :</text:span></text:p>
          <text:p text:style-name="P3">- świadectwa kwalifikacji osób wykonujących, sporządzających i zatwierdzających dokument, </text:p>
          <text:p text:style-name="P3">- świadectwo legalizacji użyty do badań mierników </text:p>
          <text:p text:style-name="P3">- <text:s/>szkice , zdjęcia.</text:p>
          <text:p text:style-name="P5"><text:s text:c="17"/></text:p>
          <text:p text:style-name="P10">4<text:span text:style-name="T2">) Finalizacja.</text:span></text:p>
          <text:p text:style-name="P5"><text:s text:c="16"/>Dokument zostaje dostarczony w wersji papierowej oraz przesłany drogą elektroniczną.</text:p>
        </text:list-header>
      </text:list>
      <text:p text:style-name="P7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6T22:07:53.678000000</dc:date>
    <meta:editing-duration>PT7H14M19S</meta:editing-duration>
    <meta:editing-cycles>3</meta:editing-cycles>
    <meta:generator>LibreOffice/7.4.5.1$Windows_x86 LibreOffice_project/9c0871452b3918c1019dde9bfac75448afc4b57f</meta:generator>
    <meta:document-statistic meta:table-count="0" meta:image-count="0" meta:object-count="0" meta:page-count="1" meta:paragraph-count="14" meta:word-count="95" meta:character-count="801" meta:non-whitespace-character-count="637"/>
  </office:meta>
</office:document-meta>
</file>